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3">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4">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Type Casting</text:p>
      <text:p text:style-name="Author"><text:a xlink:type="simple" xlink:href="https://csci-1301.github.io/about#authors" office:name=""><text:span text:style-name="Definition">https://csci-1301.github.io/about#authors</text:span></text:a></text:p>
      <text:p text:style-name="Date">October 23, 2021 (06:09:5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numerical-datatypes"/>Numerical Datatypes<text:bookmark-end text:name="numerical-datatypes"/></text:h>
      <text:p text:style-name="First_20_paragraph">For this part, it is recommended to have the <text:a xlink:type="simple" xlink:href="../../datatypes_in_csharp.html" office:name=""><text:span text:style-name="Definition">datatypes cheatsheet</text:span></text:a> readily available. Note that it contains numerous references at its end. You are encouraged to open those links, if you have not already, to have a look at the official documentation, which should not scare you.</text:p>
      <text:h text:style-name="Heading_20_2" text:outline-level="2"><text:bookmark-start text:name="literals-and-variables"/>Literals and Variables<text:bookmark-end text:name="literals-and-variables"/></text:h>
      <text:p text:style-name="First_20_paragraph">This part should be first carried out without using an IDE, but with pen and paper.</text:p>
      <text:p text:style-name="Text_20_body">Assume we have the following statements:</text:p>
      <text:p text:style-name="P1">int a = 21, b = 4;</text:p>
      <text:p text:style-name="P2">float f = 2.5000000f;</text:p>
      <text:p text:style-name="P3">double d = -1.3;</text:p>
      <text:p text:style-name="P4">decimal m = 2.5m;</text:p>
      <text:p text:style-name="First_20_paragraph">Answer the following:</text:p>
      <text:list text:style-name="L1">
        <text:list-item>
          <text:p text:style-name="P5">How many variables are declared?</text:p>
        </text:list-item>
        <text:list-item>
          <text:p text:style-name="P5">What are their datatypes?</text:p>
        </text:list-item>
        <text:list-item>
          <text:p text:style-name="P5">What are their values?</text:p>
        </text:list-item>
        <text:list-item>
          <text:p text:style-name="P5">What are their names?</text:p>
        </text:list-item>
      </text:list>
      <text:h text:style-name="Heading_20_2" text:outline-level="2"><text:bookmark-start text:name="operations"/>Operations<text:bookmark-end text:name="operations"/></text:h>
      <text:list text:style-name="L2">
        <text:list-item>
          <text:p text:style-name="P6">Consider the following expressions, which use the variables we have declared above. For each of them, tell if they are legal and if so, give the result and its corresponding datatype. The first two are given as examples:</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Operation</text:p>
            </table:table-cell>
            <table:table-cell table:style-name="TableHeaderRowCell" office:value-type="string">
              <text:p text:style-name="Table_20_Heading">Legal?</text:p>
            </table:table-cell>
            <table:table-cell table:style-name="TableHeaderRowCell" office:value-type="string">
              <text:p text:style-name="Table_20_Heading">Result</text:p>
            </table:table-cell>
            <table:table-cell table:style-name="TableHeaderRowCell" office:value-type="string">
              <text:p text:style-name="Table_20_Heading">Datatype</text:p>
            </table:table-cell>
          </table:table-row>
        </table:table-header-rows>
        <table:table-row>
          <table:table-cell table:style-name="TableRowCell" office:value-type="string">
            <text:p text:style-name="Table_20_Contents"><text:span text:style-name="NormalTok">a </text:span><text:span text:style-name="OperatorTok">+</text:span><text:span text:style-name="NormalTok"><text:s text:c="1"/>d</text:span></text:p>
          </table:table-cell>
          <table:table-cell table:style-name="TableRowCell" office:value-type="string">
            <text:p text:style-name="Table_20_Contents">Yes</text:p>
          </table:table-cell>
          <table:table-cell table:style-name="TableRowCell" office:value-type="string">
            <text:p text:style-name="Table_20_Contents"><draw:frame draw:style-name="fr1" text:anchor-type="as-char"><draw:object xlink:href="Formula-0/" xlink:type="simple" xlink:show="embed" xlink:actuate="onLoad"/></draw:frame></text:p>
          </table:table-cell>
          <table:table-cell table:style-name="TableRowCell" office:value-type="string">
            <text:p text:style-name="Table_20_Contents"><text:span text:style-name="DataTypeTok">double</text:span></text:p>
          </table:table-cell>
        </table:table-row>
        <table:table-row>
          <table:table-cell table:style-name="TableRowCell" office:value-type="string">
            <text:p text:style-name="Table_20_Contents"><text:span text:style-name="NormalTok">m </text:span><text:span text:style-name="OperatorTok">+</text:span><text:span text:style-name="NormalTok"><text:s text:c="1"/>f</text:span></text:p>
          </table:table-cell>
          <table:table-cell table:style-name="TableRowCell" office:value-type="string">
            <text:p text:style-name="Table_20_Contents">No</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NormalTok">a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b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a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f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
      <text:p text:style-name="First_20_paragraph">You can check your answers using an IDE: create a new project, copy the variable declarations and assignments, and write your own statements to perform the calculations in the <text:span text:style-name="NormalTok">Main</text:span> method. For instance, if you want to check that the result of <text:span text:style-name="NormalTok">a </text:span><text:span text:style-name="OperatorTok">+</text:span><text:span text:style-name="NormalTok"><text:s text:c="1"/>d</text:span> is of type <text:span text:style-name="DataTypeTok">double</text:span>, write something like:</text:p>
      <text:p text:style-name="P7">double tempVariable1 = a + d;</text:p>
      <text:p text:style-name="P8">Console.WriteLine($"The value of d+f is {tempVariable1}");</text:p>
      <text:p text:style-name="P9">int tempVariable2 = a + d; // This line should give you an error.</text:p>
      <text:h text:style-name="Heading_20_1" text:outline-level="1"><text:bookmark-start text:name="casting"/>Casting<text:bookmark-end text:name="casting"/></text:h>
      <text:h text:style-name="Heading_20_2" text:outline-level="2"><text:bookmark-start text:name="cast-operator"/>Cast Operator<text:bookmark-end text:name="cast-operator"/></text:h>
      <text:p text:style-name="First_20_paragraph">Create a new project, and then do the following.</text:p>
      <text:list text:style-name="L3">
        <text:list-item>
          <text:p text:style-name="P10">Add in your program the following:</text:p>
          <text:p text:style-name="P11">float floatVar = 4.3f;</text:p>
          <text:p text:style-name="P12">int intVar = floatVar; // This statement will give you an error</text:p>
          <text:p text:style-name="P10">You will get an error that reads</text:p>
          <text:p text:style-name="P13">Cannot implicitly convert type 'float' to 'int'. An explicit conversion exists (are you missing a cast?)</text:p>
          <text:p text:style-name="P10">Can you explain it?</text:p>
        </text:list-item>
        <text:list-item>
          <text:p text:style-name="P10">Your IDE is suggesting that we use a “cast” to “force” C# to store the value of the variable <text:span text:style-name="NormalTok">floatVar</text:span> into the variable <text:span text:style-name="NormalTok">intVar</text:span>. To do so, replace the previous statement with the following:</text:p>
          <text:p text:style-name="P14">int intVar = (int)floatVar; // This statement will compile</text:p>
        </text:list-item>
        <text:list-item>
          <text:p text:style-name="P10">Using a <text:span text:style-name="NormalTok">Console</text:span><text:span text:style-name="OperatorTok">.</text:span><text:span text:style-name="FunctionTok">WriteLine</text:span> statement, observe the value stored in <text:span text:style-name="NormalTok">intVar</text:span>. Can you tell if the value stored in <text:span text:style-name="NormalTok">floatVar</text:span> was rounded or truncated before being stored in the variable <text:span text:style-name="NormalTok">intVar</text:span>? Conduct further experiments if needed to answer this question.</text:p>
        </text:list-item>
      </text:list>
      <text:h text:style-name="Heading_20_2" text:outline-level="2"><text:bookmark-start text:name="implicit-and-explicit-casting"/>Implicit and Explicit Casting<text:bookmark-end text:name="implicit-and-explicit-casting"/></text:h>
      <text:list text:style-name="L4">
        <text:list-item>
          <text:p text:style-name="P15">Look back at the warning given by the IDE. It uses the term “implicitly convert” before introducing the cast operator.</text:p>
        </text:list-item>
        <text:list-item>
          <text:p text:style-name="P15">While you needed a cast to convert a <text:span text:style-name="DataTypeTok">float</text:span> to an <text:span text:style-name="DataTypeTok">int</text:span>, do you need one to convert an <text:span text:style-name="DataTypeTok">int</text:span> to a <text:span text:style-name="DataTypeTok">float</text:span>? Try the following:</text:p>
          <text:p text:style-name="P16">int intVar = 21;</text:p>
          <text:p text:style-name="P17">float floatVar = intVar; // Does this need a cast?</text:p>
          <text:p text:style-name="P15">Generally, you need an explicit cast if an implicit conversion would lead to data loss. Since all possible <text:span text:style-name="DataTypeTok">int</text:span> values are also valid <text:span text:style-name="DataTypeTok">float</text:span> values, no explicit cast is needed!</text:p>
        </text:list-item>
        <text:list-item>
          <text:p text:style-name="P15">Do these cases need an explicit cast, or will an implicit conversion work? Try them in your IDE to check your answers!</text:p>
        </text:list-item>
      </text:list>
      <text:list text:style-name="L5">
        <text:list-item>
          <text:p text:style-name="P18"><text:span text:style-name="DataTypeTok">double</text:span> to <text:span text:style-name="DataTypeTok">int</text:span></text:p>
        </text:list-item>
        <text:list-item>
          <text:p text:style-name="P18"><text:span text:style-name="DataTypeTok">int</text:span> to <text:span text:style-name="DataTypeTok">double</text:span></text:p>
        </text:list-item>
        <text:list-item>
          <text:p text:style-name="P18"><text:span text:style-name="DataTypeTok">float</text:span> to <text:span text:style-name="DataTypeTok">double</text:span></text:p>
        </text:list-item>
        <text:list-item>
          <text:p text:style-name="P18"><text:span text:style-name="DataTypeTok">double</text:span> to <text:span text:style-name="DataTypeTok">float</text:span></text:p>
        </text:list-item>
        <text:list-item>
          <text:p text:style-name="P18"><text:span text:style-name="DataTypeTok">int</text:span> to <text:span text:style-name="DataTypeTok">decimal</text:span></text:p>
        </text:list-item>
        <text:list-item>
          <text:p text:style-name="P18"><text:span text:style-name="DataTypeTok">decimal</text:span> to <text:span text:style-name="DataTypeTok">float</text:span></text:p>
        </text:list-item>
        <text:list-item>
          <text:p text:style-name="P18"><text:span text:style-name="DataTypeTok">float</text:span> to <text:span text:style-name="DataTypeTok">decimal</text:span></text:p>
        </text:list-item>
      </text:list>
      <text:p text:style-name="First_20_paragraph">That last result may have been surprising. While <text:span text:style-name="DataTypeTok">decimal</text:span> is higher precision than <text:span text:style-name="DataTypeTok">float</text:span> and <text:span text:style-name="DataTypeTok">double</text:span>, it requires an explicit cast from either of those types, as you want to “force” imprecise data into a datatype that is supposedly extremely precise. Think about measuring wood with an inaccurate tape measurer and then cutting it with laser precision: that is what storing a <text:span text:style-name="DataTypeTok">float</text:span> into a <text:span text:style-name="DataTypeTok">decimal</text:span> i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Type Cast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23T22:10:10Z</meta:creation-date>
    <dc:date>2021-10-23T22:10:10Z</dc:date>
    <meta:user-defined meta:name="date" meta:value-type="string">October  23, 2021 (06:09:5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9.7</mn>
</math>
</file>